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text-properties officeooo:paragraph-rsid="015113a7"/>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534af2"/>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5658a9"/>
    </style:style>
    <style:style style:name="P64" style:family="paragraph" style:parent-style-name="Text_20_body">
      <style:text-properties officeooo:rsid="00a03dba" officeooo:paragraph-rsid="01640731"/>
    </style:style>
    <style:style style:name="P65" style:family="paragraph" style:parent-style-name="Text_20_body">
      <style:text-properties officeooo:paragraph-rsid="01640731"/>
    </style:style>
    <style:style style:name="P66" style:family="paragraph" style:parent-style-name="Text_20_body">
      <style:text-properties officeooo:rsid="008b1c56" officeooo:paragraph-rsid="008b1c56"/>
    </style:style>
    <style:style style:name="P67" style:family="paragraph" style:parent-style-name="Text_20_body">
      <style:text-properties officeooo:rsid="008b1c56" officeooo:paragraph-rsid="0165e62b"/>
    </style:style>
    <style:style style:name="P68" style:family="paragraph" style:parent-style-name="Text_20_body" style:list-style-name="L3">
      <style:text-properties officeooo:rsid="016bfbd1" officeooo:paragraph-rsid="016bfbd1"/>
    </style:style>
    <style:style style:name="P69" style:family="paragraph" style:parent-style-name="Text_20_body" style:list-style-name="L3">
      <style:text-properties officeooo:rsid="01791f3b" officeooo:paragraph-rsid="01791f3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0f4bee3"/>
    </style:style>
    <style:style style:name="T140" style:family="text">
      <style:text-properties officeooo:rsid="016dbb53"/>
    </style:style>
    <style:style style:name="T141" style:family="text">
      <style:text-properties officeooo:rsid="016e68ec"/>
    </style:style>
    <style:style style:name="T142" style:family="text">
      <style:text-properties officeooo:rsid="016e80eb"/>
    </style:style>
    <style:style style:name="T143" style:family="text">
      <style:text-properties officeooo:rsid="01704cd4"/>
    </style:style>
    <style:style style:name="T144" style:family="text">
      <style:text-properties officeooo:rsid="0172185b"/>
    </style:style>
    <style:style style:name="T145" style:family="text">
      <style:text-properties officeooo:rsid="01733b35"/>
    </style:style>
    <style:style style:name="T146" style:family="text">
      <style:text-properties officeooo:rsid="017705df"/>
    </style:style>
    <style:style style:name="T147" style:family="text">
      <style:text-properties officeooo:rsid="015113a7"/>
    </style:style>
    <style:style style:name="T148" style:family="text">
      <style:text-properties officeooo:rsid="017a6602"/>
    </style:style>
    <style:style style:name="T149" style:family="text">
      <style:text-properties officeooo:rsid="017a727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7">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0">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8">The <text:span text:style-name="T143">client</text:span> <text:span text:style-name="T139">writes </text:span><text:span text:style-name="T89">project ID,</text:span><text:span text:style-name="T139"> </text:span><text:span text:style-name="T111">the donated sum, </text:span><text:span text:style-name="T89">X, and Y</text:span><text:span text:style-name="T139"> </text:span><text:span text:style-name="T92">(the </text:span><text:span text:style-name="T14">donation specification</text:span><text:span text:style-name="T92">)</text:span><text:span text:style-name="T139">, </text:span>and the address of the server<text:span text:style-name="T139"> to L2 </text:span><text:span text:style-name="T143">using a gasless contract</text:span>.</text:p>
        </text:list-item>
        <text:list-item>
          <text:p text:style-name="P68">(Dependencies are allowed to be written only by the same server.)</text:p>
        </text:list-item>
        <text:list-item>
          <text:p text:style-name="P58">The server writes dependencies to L2.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56"><text:span text:style-name="T147">The distribution contract is done in such a way, that user can get back the donated sum </text:span><text:span text:style-name="T146">(except of gas cost) before the round ends</text:span><text:span text:style-name="T147">. The user can use it to get funds (except of gas cost) back from an infidel server. </text:span><text:span text:style-name="T142">(The user may be notified e.g. by email by another server, if his server was wrong.)</text:span></text:p>
        </text:list-item>
        <text:list-item>
          <text:p text:style-name="P69"><text:soft-page-break/>Wait for round end.</text:p>
        </text:list-item>
        <text:list-item>
          <text:p text:style-name="P60">Loop:</text:p>
          <text:list>
            <text:list-item>
              <text:p text:style-name="P61">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30">Each donation is accompanied by an event, to </text:span><text:span text:style-name="T148">ease </text:span><text:span text:style-name="T130">check</text:span><text:span text:style-name="T148">ing</text:span><text:span text:style-name="T130"> that </text:span><text:span text:style-name="T148">the</text:span><text:span text:style-name="T130"> donation</text:span><text:span text:style-name="T148">s</text:span><text:span text:style-name="T130"> w</text:span><text:span text:style-name="T148">ere</text:span><text:span text:style-name="T130"> fully disbursted.</text:span></text:p>
            </text:list-item>
          </text:list>
        </text:list-item>
      </text:list>
      <text:p text:style-name="P32">Stages <text:span text:style-name="T91">of withdrawal </text:span><text:span text:style-name="T149">(after round end)</text:span>:</text:p>
      <text:list text:style-name="L4">
        <text:list-item>
          <text:p text:style-name="P62">The benefactor on L2 send<text:span text:style-name="T95">s</text:span> funds to the “burning” account <text:span text:style-name="T96">to claim funds on the </text:span><text:span text:style-name="T97">L1</text:span>.</text:p>
        </text:list-item>
        <text:list-item>
          <text:p text:style-name="P63">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5">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4">We put matching funds on <text:span text:style-name="T50">our </text:span><text:span text:style-name="T125">modified </text:span>I<text:span text:style-name="T50">V</text:span>otingStrategy <text:span text:style-name="T50">contract.</text:span></text:p>
      <text:p text:style-name="P65"><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5">and dependencies</text:span><text:span text:style-name="T54">. </text:span><text:span text:style-name="T58">This contract will have also a function to distrib</text:span><text:soft-page-break/><text:span text:style-name="T58">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 text:c="2"/><text:span text:style-name="T70">}</text:span></text:p>
      <text:p text:style-name="P19">}</text:p>
      <text:p text:style-name="P24">To disable an account set its expiration date in the past e.g. to 0000-00-00T00:00:00.</text:p>
      <text:p text:style-name="P26"><text:soft-page-break/>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44:29.363062697</dc:date>
    <meta:editing-duration>P7DT4H29M54S</meta:editing-duration>
    <meta:editing-cycles>308</meta:editing-cycles>
    <meta:document-statistic meta:table-count="0" meta:image-count="0" meta:object-count="0" meta:page-count="6" meta:paragraph-count="103" meta:word-count="2090" meta:character-count="13675" meta:non-whitespace-character-count="11668"/>
  </office:meta>
</office:document-meta>
</file>